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heSansOffice" svg:font-family="TheSansOffice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1.2571in" fo:text-align="end" style:justify-single-word="false" fo:text-indent="0in" style:auto-text-indent="false"/>
      <style:text-properties style:font-name="TheSansOffice"/>
    </style:style>
    <style:style style:name="P2" style:family="paragraph" style:parent-style-name="Standard">
      <style:text-properties style:font-name="TheSansOffice" fo:font-size="11pt" style:font-size-asian="11pt" style:font-size-complex="11pt"/>
    </style:style>
    <style:style style:name="P3" style:family="paragraph" style:parent-style-name="Standard">
      <style:paragraph-properties fo:margin-left="0in" fo:margin-right="-1.1319in" fo:text-indent="0in" style:auto-text-indent="false">
        <style:tab-stops>
          <style:tab-stop style:position="6.25in" style:type="right"/>
        </style:tab-stops>
      </style:paragraph-properties>
      <style:text-properties style:font-name="TheSansOffice"/>
    </style:style>
    <style:style style:name="P4" style:family="paragraph" style:parent-style-name="Standard">
      <style:paragraph-properties fo:margin-left="0in" fo:margin-right="-1.1319in" fo:text-indent="0in" style:auto-text-indent="false">
        <style:tab-stops>
          <style:tab-stop style:position="6.25in" style:type="right"/>
        </style:tab-stops>
      </style:paragraph-properties>
      <style:text-properties style:font-name="TheSansOffice" fo:font-size="8pt" style:font-size-asian="8pt" style:font-size-complex="8pt"/>
    </style:style>
    <style:style style:name="P5" style:family="paragraph" style:parent-style-name="Footer">
      <style:text-properties style:font-name="TheSansOffice" fo:font-size="8pt" style:font-size-asian="8pt" style:font-size-complex="8pt"/>
    </style:style>
    <style:style style:name="P6" style:family="paragraph" style:parent-style-name="Standard" style:master-page-name="First_20_Page">
      <style:paragraph-properties style:page-number="auto"/>
      <style:text-properties style:font-name="TheSansOffice" fo:font-size="16pt" fo:font-weight="bold" officeooo:rsid="0018baa9" officeooo:paragraph-rsid="0018baa9" style:font-size-asian="16pt" style:font-weight-asian="bold" style:font-size-complex="16pt" style:font-weight-complex="bold"/>
    </style:style>
    <style:style style:name="P7" style:family="paragraph" style:parent-style-name="Text_20_body">
      <style:text-properties officeooo:rsid="001aea90" officeooo:paragraph-rsid="001aea90"/>
    </style:style>
    <style:style style:name="P8" style:family="paragraph" style:parent-style-name="Text_20_body" style:list-style-name="L1">
      <style:text-properties officeooo:rsid="001aea90" officeooo:paragraph-rsid="001aea90"/>
    </style:style>
    <style:style style:name="P9" style:family="paragraph" style:parent-style-name="Text_20_body" style:list-style-name="L2">
      <style:text-properties officeooo:rsid="001aea90" officeooo:paragraph-rsid="001aea90"/>
    </style:style>
    <style:style style:name="P10" style:family="paragraph" style:parent-style-name="Text_20_body">
      <style:text-properties officeooo:paragraph-rsid="001aea90"/>
    </style:style>
    <style:style style:name="P11" style:family="paragraph" style:parent-style-name="Text_20_body" style:list-style-name="L1">
      <style:text-properties officeooo:paragraph-rsid="001aea90"/>
    </style:style>
    <style:style style:name="P12" style:family="paragraph" style:parent-style-name="Text_20_body" style:list-style-name="L2">
      <style:text-properties officeooo:paragraph-rsid="001aea90"/>
    </style:style>
    <style:style style:name="P13" style:family="paragraph" style:parent-style-name="Text_20_body">
      <style:text-properties officeooo:rsid="001afd90" officeooo:paragraph-rsid="001afd90"/>
    </style:style>
    <style:style style:name="P14" style:family="paragraph" style:parent-style-name="Text_20_body" style:list-style-name="L3">
      <style:text-properties officeooo:rsid="001afd90" officeooo:paragraph-rsid="001afd90"/>
    </style:style>
    <style:style style:name="P15" style:family="paragraph" style:parent-style-name="Text_20_body" style:list-style-name="L4">
      <style:text-properties officeooo:rsid="001b6eeb" officeooo:paragraph-rsid="001b6eeb"/>
    </style:style>
    <style:style style:name="P16" style:family="paragraph" style:parent-style-name="Text_20_body">
      <style:text-properties officeooo:rsid="001b6eeb" officeooo:paragraph-rsid="001b6eeb"/>
    </style:style>
    <style:style style:name="P17" style:family="paragraph" style:parent-style-name="Heading_20_1">
      <style:text-properties style:font-name="TheSansOffice" fo:font-size="11pt" officeooo:paragraph-rsid="0018baa9" style:font-size-asian="11pt" style:font-size-complex="11pt"/>
    </style:style>
    <style:style style:name="P18" style:family="paragraph" style:parent-style-name="Heading_20_1">
      <style:text-properties officeooo:rsid="001aea90" officeooo:paragraph-rsid="001aea90"/>
    </style:style>
    <style:style style:name="P19" style:family="paragraph" style:parent-style-name="Heading_20_3">
      <style:text-properties officeooo:rsid="001aea90" officeooo:paragraph-rsid="001aea90"/>
    </style:style>
    <style:style style:name="P20" style:family="paragraph" style:parent-style-name="Heading_20_3">
      <style:text-properties officeooo:rsid="001afd90" officeooo:paragraph-rsid="001afd90"/>
    </style:style>
    <style:style style:name="P21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3d81" fo:font-size="22pt" fo:font-weight="bold" style:font-size-asian="22pt" style:font-weight-asian="bold" style:font-name-complex="Arial" style:font-size-complex="7.5pt" style:font-weight-complex="bold"/>
    </style:style>
    <style:style style:name="T2" style:family="text">
      <style:text-properties fo:color="#003d81" fo:font-size="24pt" fo:font-weight="bold" style:font-size-asian="24pt" style:font-weight-asian="bold" style:font-name-complex="Arial" style:font-size-complex="7.5pt" style:font-weight-complex="bold"/>
    </style:style>
    <style:style style:name="T3" style:family="text">
      <style:text-properties fo:font-size="8pt" fo:font-weight="bold" style:font-size-asian="8pt" style:font-weight-asian="bold" style:font-weight-complex="bold"/>
    </style:style>
    <style:style style:name="T4" style:family="text">
      <style:text-properties fo:font-size="8pt" style:font-size-asian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9pt" fo:font-weight="bold" style:font-size-asian="9pt" style:font-weight-asian="bold" style:font-weight-complex="bold"/>
    </style:style>
    <style:style style:name="T7" style:family="text">
      <style:text-properties officeooo:rsid="001aea90"/>
    </style:style>
    <style:style style:name="T8" style:family="text">
      <style:text-properties officeooo:rsid="001afd90"/>
    </style:style>
    <style:style style:name="T9" style:family="text">
      <style:text-properties officeooo:rsid="001b6e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ffcc33" draw:stroke-linejoin="miter" draw:fill="solid" draw:fill-color="#ffffff" draw:textarea-horizontal-align="left" draw:textarea-vertical-align="middle" draw:auto-grow-height="false" fo:min-height="1.5in" fo:min-width="1.3335in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atie kaartmodule verkeersbeheer</text:p>
      <text:h text:style-name="P17" text:outline-level="1"/>
      <text:h text:style-name="P18" text:outline-level="1">Beschrijving componenten</text:h>
      <text:p text:style-name="P7">De kaartmodule voor verkeersbeheer bestaat uit een drietal componenten</text:p>
      <text:p text:style-name="P7"/>
      <text:list xml:id="list968705756926632965" text:style-name="L1">
        <text:list-item>
          <text:p text:style-name="P8">UMN Mapserver<text:line-break/>Een applicatie om van geografische informatie in de database (in dit geval de meldingen) een kaart te maken. </text:p>
        </text:list-item>
        <text:list-item>
          <text:p text:style-name="P8">Kaartmodule<text:line-break/>De feitelijke broncode. Hiermee wordt het gedrag van de applicatie bepaald.</text:p>
        </text:list-item>
        <text:list-item>
          <text:p text:style-name="P11"><text:span text:style-name="T7">Configuratiebestanden<text:line-break/>Per provincie zijn er configuraties gemaakt, zodat provincies hun eigen services kunnen gebruiken.</text:span></text:p>
        </text:list-item>
      </text:list>
      <text:h text:style-name="Heading_20_3" text:outline-level="3">Mapserver</text:h>
      <text:p text:style-name="P7">Mapserver kan op zowel windows als linuxomgeving geïnstalleerd worden. Er wordt gebruik gemaakt van versie 6.4.1, welke geleverd wordt via de installer OSGeo4W.</text:p>
      <text:p text:style-name="P7">Mapserver werkt met configuratiebestanden: mapfiles. Hierin staat de databaseverbinding, en hoe de data verbeeld moet worden.</text:p>
      <text:p text:style-name="P7"/>
      <text:h text:style-name="P19" text:outline-level="3">Kaartmodule</text:h>
      <text:p text:style-name="P10"><text:span text:style-name="T7">De onderliggende libraries die gebruikt zijn voor de kaartmodule, zijn </text:span></text:p>
      <text:list xml:id="list160123966349862124" text:style-name="L2">
        <text:list-item>
          <text:p text:style-name="P12"><text:span text:style-name="T7">OpenLayers 3: 3.16</text:span></text:p>
        </text:list-item>
        <text:list-item>
          <text:p text:style-name="P9">jQuery: 2.<text:span text:style-name="T8">1.4</text:span></text:p>
        </text:list-item>
      </text:list>
      <text:p text:style-name="P13"/>
      <text:p text:style-name="P10"><text:soft-page-break/></text:p>
      <text:h text:style-name="P18" text:outline-level="1">Systeemeisen</text:h>
      <text:p text:style-name="P10"/>
      <text:h text:style-name="P20" text:outline-level="3">Server</text:h>
      <text:p text:style-name="P13">Voor de server bevelen we de volgende configuratie aan:</text:p>
      <text:list xml:id="list1729668675951055836" text:style-name="L3">
        <text:list-item>
          <text:p text:style-name="P14">Quad core processor</text:p>
        </text:list-item>
        <text:list-item>
          <text:p text:style-name="P14">8 GB intern geheugen</text:p>
        </text:list-item>
        <text:list-item>
          <text:p text:style-name="P14">160 GB opslag</text:p>
        </text:list-item>
      </text:list>
      <text:h text:style-name="P20" text:outline-level="3">Client</text:h>
      <text:p text:style-name="P13">De kaartmodule wordt via de browser <text:span text:style-name="T9">geopend. De software is getest op de volgende browsers:</text:span></text:p>
      <text:list xml:id="list1191535333832504799" text:style-name="L4">
        <text:list-item>
          <text:p text:style-name="P15">Chrome: 50, 51</text:p>
        </text:list-item>
        <text:list-item>
          <text:p text:style-name="P15">Firefox: 46, 47</text:p>
        </text:list-item>
        <text:list-item>
          <text:p text:style-name="P15">Internet Explorer: IE 11, edge</text:p>
        </text:list-item>
        <text:list-item>
          <text:p text:style-name="P15">Safari</text:p>
        </text:list-item>
      </text:list>
      <text:p text:style-name="P16"/>
      <text:p text:style-name="P16">Voor het gebruik van mobiele devices, is er getest op de iPad, en Android tablets (Android versie &gt; 4)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heSansOffice" svg:font-family="TheSansOffice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5591in" style:type="center"/>
          <style:tab-stop style:position="5.118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-1.2571in" fo:text-align="end" style:justify-single-word="false" fo:text-indent="0in" style:auto-text-indent="false"/>
      <style:text-properties style:font-name="TheSansOffice"/>
    </style:style>
    <style:style style:name="MP2" style:family="paragraph" style:parent-style-name="Standard">
      <style:text-properties style:font-name="TheSansOffice" fo:font-size="11pt" style:font-size-asian="11pt" style:font-size-complex="11pt"/>
    </style:style>
    <style:style style:name="MP3" style:family="paragraph">
      <loext:graphic-properties draw:fill="solid" draw:fill-color="#ffffff"/>
      <style:paragraph-properties style:writing-mode="lr-tb"/>
    </style:style>
    <style:style style:name="MP4" style:family="paragraph" style:parent-style-name="Standard">
      <style:paragraph-properties fo:margin-left="0in" fo:margin-right="-1.1319in" fo:text-indent="0in" style:auto-text-indent="false">
        <style:tab-stops>
          <style:tab-stop style:position="6.25in" style:type="right"/>
        </style:tab-stops>
      </style:paragraph-properties>
      <style:text-properties style:font-name="TheSansOffice"/>
    </style:style>
    <style:style style:name="MP5" style:family="paragraph" style:parent-style-name="Standard">
      <style:paragraph-properties fo:margin-left="0in" fo:margin-right="-1.1319in" fo:text-indent="0in" style:auto-text-indent="false">
        <style:tab-stops>
          <style:tab-stop style:position="6.25in" style:type="right"/>
        </style:tab-stops>
      </style:paragraph-properties>
      <style:text-properties style:font-name="TheSansOffice" fo:font-size="8pt" style:font-size-asian="8pt" style:font-size-complex="8pt"/>
    </style:style>
    <style:style style:name="MP6" style:family="paragraph" style:parent-style-name="Footer">
      <style:text-properties style:font-name="TheSansOffice" fo:font-size="8pt" style:font-size-asian="8pt" style:font-size-complex="8pt"/>
    </style:style>
    <style:style style:name="MT1" style:family="text">
      <style:text-properties fo:color="#003d81" fo:font-size="22pt" fo:font-weight="bold" style:font-size-asian="22pt" style:font-weight-asian="bold" style:font-name-complex="Arial" style:font-size-complex="7.5pt" style:font-weight-complex="bold"/>
    </style:style>
    <style:style style:name="MT2" style:family="text">
      <style:text-properties fo:color="#003d81" fo:font-size="24pt" fo:font-weight="bold" style:font-size-asian="24pt" style:font-weight-asian="bold" style:font-name-complex="Arial" style:font-size-complex="7.5pt" style:font-weight-complex="bold"/>
    </style:style>
    <style:style style:name="MT3" style:family="text">
      <style:text-properties fo:font-size="8pt" fo:font-weight="bold" style:font-size-asian="8pt" style:font-weight-asian="bold" style:font-weight-complex="bold"/>
    </style:style>
    <style:style style:name="MT4" style:family="text">
      <style:text-properties fo:font-size="9pt" fo:font-weight="bold" style:font-size-asian="9pt" style:font-weight-asian="bold" style:font-weight-complex="bold"/>
    </style:style>
    <style:style style:name="MT5" style:family="text">
      <style:text-properties fo:font-size="8pt" style:font-size-asian="8pt"/>
    </style:style>
    <style:style style:name="MT6" style:family="text">
      <style:text-properties fo:font-size="8pt" style:font-size-asian="8pt" style:font-size-complex="8pt"/>
    </style:style>
    <style:style style:name="Mgr1" style:family="graphic">
      <style:graphic-properties draw:stroke="solid" svg:stroke-width="0.0102in" svg:stroke-color="#ffcc33" draw:stroke-linejoin="miter" draw:fill="solid" draw:fill-color="#ffffff" draw:textarea-horizontal-align="left" draw:textarea-vertical-align="middle" draw:auto-grow-height="false" fo:min-height="1.5in" fo:min-width="1.3335in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689in" fo:margin-left="1.5752in" fo:margin-right="1.575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902in" fo:margin-left="0in" fo:margin-right="0in" fo:margin-bottom="0.3937in" style:dynamic-spacing="true"/>
      </style:header-style>
      <style:footer-style>
        <style:header-footer-properties fo:min-height="1.0429in" fo:margin-left="0in" fo:margin-right="0in" fo:margin-top="0.8465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pan text:style-name="MT1">B</text:span><text:span text:style-name="MT2">3Partners</text:span></text:p>
        <text:p text:style-name="MP2"><draw:custom-shape text:anchor-type="char" draw:z-index="0" draw:style-name="Mgr1" draw:text-style-name="MP3" svg:width="2.3752in" svg:height="2.3752in" svg:x="-1.1984in" svg:y="0.2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/style:header>
      <style:footer>
        <text:p text:style-name="MP4"><text:span text:style-name="MT3">B</text:span><text:span text:style-name="MT4">3Partners </text:span><text:span text:style-name="MT3">BV</text:span><text:span text:style-name="MT5"> <text:s text:c="5"/></text:span><text:span text:style-name="MT6">Zonnebaan 12c <text:s text:c="5"/>3542 EC <text:s text:c="5"/>Utrecht</text:span></text:p>
        <text:p text:style-name="MP5"/>
        <text:p text:style-name="MP5">Telefoon 030 214 2081 <text:s text:c="5"/>Fax 030 241 1297 <text:s text:c="5"/>E-mail info@b3partners.nl <text:s text:c="5"/>Internet www.b3partners.nl</text:p>
        <text:p text:style-name="MP5"/>
        <text:p text:style-name="MP6">KvK Amsterdam 34122633 <text:s text:c="5"/>ABN AMRO 43.78.43.86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ine </meta:initial-creator>
    <meta:creation-date>2016-06-27T16:29:16.131675582</meta:creation-date>
    <dc:date>2016-06-28T09:35:11.360070701</dc:date>
    <dc:creator>Meine </dc:creator>
    <meta:editing-duration>PT24M49S</meta:editing-duration>
    <meta:editing-cycles>3</meta:editing-cycles>
    <meta:generator>LibreOffice/5.1.3.2$Linux_X86_64 LibreOffice_project/10m0$Build-2</meta:generator>
    <meta:document-statistic meta:table-count="0" meta:image-count="0" meta:object-count="0" meta:page-count="2" meta:paragraph-count="30" meta:word-count="222" meta:character-count="1497" meta:non-whitespace-character-count="1280"/>
  </office:meta>
</office:document-meta>
</file>